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6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0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1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2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font-size="14pt" style:font-size-asian="14pt" style:font-size-complex="14pt" fo:language="en" fo:country="US"/>
    </style:style>
    <style:style style:name="P41" style:parent-style-name="Standard" style:family="paragraph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P69" style:parent-style-name="Standard" style:family="paragraph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P76" style:parent-style-name="Standard" style:family="paragraph">
      <style:text-properties fo:font-size="14pt" style:font-size-asian="14pt" style:font-size-complex="14pt"/>
    </style:style>
    <style:style style:name="P77" style:parent-style-name="Standard" style:family="paragraph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P84" style:parent-style-name="Standard" style:family="paragraph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P88" style:parent-style-name="Standard" style:family="paragraph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P102" style:parent-style-name="Standard" style:family="paragraph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P117" style:parent-style-name="Standard" style:family="paragraph">
      <style:text-properties fo:font-size="14pt" style:font-size-asian="14pt" style:font-size-complex="14pt"/>
    </style:style>
    <style:style style:name="P118" style:parent-style-name="Standard" style:family="paragraph">
      <style:text-properties fo:font-size="14pt" style:font-size-asian="14pt" style:font-size-complex="14pt"/>
    </style:style>
    <style:style style:name="P119" style:parent-style-name="Standard" style:family="paragraph">
      <style:text-properties fo:font-size="14pt" style:font-size-asian="14pt" style:font-size-complex="14pt"/>
    </style:style>
    <style:style style:name="P120" style:parent-style-name="Standard" style:family="paragraph">
      <style:text-properties fo:font-size="14pt" style:font-size-asian="14pt" style:font-size-complex="14pt"/>
    </style:style>
    <style:style style:name="P121" style:parent-style-name="Standard" style:family="paragraph">
      <style:text-properties fo:font-size="14pt" style:font-size-asian="14pt" style:font-size-complex="14pt"/>
    </style:style>
    <style:style style:name="P122" style:parent-style-name="Standard" style:family="paragraph">
      <style:text-properties fo:font-size="14pt" style:font-size-asian="14pt" style:font-size-complex="14pt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P125" style:parent-style-name="Standard" style:family="paragraph">
      <style:text-properties fo:font-size="14pt" style:font-size-asian="14pt" style:font-size-complex="14pt"/>
    </style:style>
    <style:style style:name="P126" style:parent-style-name="Standard" style:family="paragraph">
      <style:text-properties fo:font-size="14pt" style:font-size-asian="14pt" style:font-size-complex="14pt"/>
    </style:style>
    <style:style style:name="P127" style:parent-style-name="Standard" style:family="paragraph">
      <style:text-properties fo:font-size="14pt" style:font-size-asian="14pt" style:font-size-complex="14pt"/>
    </style:style>
    <style:style style:name="P128" style:parent-style-name="Standard" style:family="paragraph">
      <style:text-properties fo:font-size="14pt" style:font-size-asian="14pt" style:font-size-complex="14pt"/>
    </style:style>
    <style:style style:name="P129" style:parent-style-name="Standard" style:family="paragraph">
      <style:text-properties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P132" style:parent-style-name="Standard" style:family="paragraph">
      <style:text-properties fo:font-size="14pt" style:font-size-asian="14pt" style:font-size-complex="14pt"/>
    </style:style>
    <style:style style:name="P133" style:parent-style-name="Standard" style:family="paragraph">
      <style:text-properties fo:font-size="14pt" style:font-size-asian="14pt" style:font-size-complex="14pt"/>
    </style:style>
    <style:style style:name="P134" style:parent-style-name="Standard" style:family="paragraph">
      <style:text-properties fo:font-size="14pt" style:font-size-asian="14pt" style:font-size-complex="14pt"/>
    </style:style>
    <style:style style:name="P135" style:parent-style-name="Standard" style:family="paragraph">
      <style:text-properties fo:font-size="14pt" style:font-size-asian="14pt" style:font-size-complex="14pt"/>
    </style:style>
    <style:style style:name="P136" style:parent-style-name="Standard" style:family="paragraph">
      <style:text-properties fo:font-size="14pt" style:font-size-asian="14pt" style:font-size-complex="14pt"/>
    </style:style>
    <style:style style:name="P137" style:parent-style-name="Standard" style:family="paragraph">
      <style:text-properties fo:font-size="14pt" style:font-size-asian="14pt" style:font-size-complex="14pt"/>
    </style:style>
    <style:style style:name="P138" style:parent-style-name="Standard" style:family="paragraph">
      <style:text-properties fo:font-size="14pt" style:font-size-asian="14pt" style:font-size-complex="14pt"/>
    </style:style>
    <style:style style:name="P139" style:parent-style-name="Standard" style:family="paragraph">
      <style:text-properties fo:font-size="14pt" style:font-size-asian="14pt" style:font-size-complex="14pt"/>
    </style:style>
    <style:style style:name="P140" style:parent-style-name="Standard" style:family="paragraph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P160" style:parent-style-name="Standard" style:family="paragraph">
      <style:text-properties fo:font-size="14pt" style:font-size-asian="14pt" style:font-size-complex="14pt"/>
    </style:style>
    <style:style style:name="P161" style:parent-style-name="Standard" style:family="paragraph">
      <style:text-properties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P163" style:parent-style-name="Standard" style:family="paragraph">
      <style:text-properties fo:font-size="14pt" style:font-size-asian="14pt" style:font-size-complex="14pt"/>
    </style:style>
    <style:style style:name="P164" style:parent-style-name="Standard" style:family="paragraph">
      <style:text-properties fo:font-size="14pt" style:font-size-asian="14pt" style:font-size-complex="14pt"/>
    </style:style>
    <style:style style:name="P165" style:parent-style-name="Standard" style:family="paragraph">
      <style:text-properties fo:font-size="14pt" style:font-size-asian="14pt" style:font-size-complex="14pt"/>
    </style:style>
    <style:style style:name="P166" style:parent-style-name="Standard" style:family="paragraph">
      <style:text-properties fo:font-size="14pt" style:font-size-asian="14pt" style:font-size-complex="14pt"/>
    </style:style>
    <style:style style:name="P167" style:parent-style-name="Standard" style:family="paragraph">
      <style:text-properties fo:font-size="14pt" style:font-size-asian="14pt" style:font-size-complex="14pt"/>
    </style:style>
    <style:style style:name="P168" style:parent-style-name="Standard" style:family="paragraph">
      <style:text-properties fo:font-size="14pt" style:font-size-asian="14pt" style:font-size-complex="14pt"/>
    </style:style>
    <style:style style:name="P169" style:parent-style-name="Standard" style:family="paragraph">
      <style:text-properties fo:font-size="14pt" style:font-size-asian="14pt" style:font-size-complex="14pt"/>
    </style:style>
    <style:style style:name="P170" style:parent-style-name="Standard" style:family="paragraph">
      <style:text-properties fo:font-size="14pt" style:font-size-asian="14pt" style:font-size-complex="14pt"/>
    </style:style>
    <style:style style:name="P171" style:parent-style-name="Standard" style:family="paragraph">
      <style:text-properties fo:font-size="14pt" style:font-size-asian="14pt" style:font-size-complex="14pt"/>
    </style:style>
    <style:style style:name="P172" style:parent-style-name="Standard" style:family="paragraph">
      <style:text-properties fo:font-size="14pt" style:font-size-asian="14pt" style:font-size-complex="14pt"/>
    </style:style>
    <style:style style:name="P173" style:parent-style-name="Standard" style:family="paragraph">
      <style:text-properties fo:font-size="14pt" style:font-size-asian="14pt" style:font-size-complex="14pt"/>
    </style:style>
    <style:style style:name="P174" style:parent-style-name="Standard" style:family="paragraph">
      <style:text-properties fo:font-size="14pt" style:font-size-asian="14pt" style:font-size-complex="14pt"/>
    </style:style>
    <style:style style:name="P175" style:parent-style-name="Standard" style:family="paragraph">
      <style:text-properties fo:font-size="14pt" style:font-size-asian="14pt" style:font-size-complex="14pt"/>
    </style:style>
    <style:style style:name="P176" style:parent-style-name="Standard" style:family="paragraph">
      <style:text-properties fo:font-size="14pt" style:font-size-asian="14pt" style:font-size-complex="14pt"/>
    </style:style>
    <style:style style:name="P177" style:parent-style-name="Standard" style:family="paragraph">
      <style:text-properties fo:font-size="14pt" style:font-size-asian="14pt" style:font-size-complex="14pt"/>
    </style:style>
    <style:style style:name="P178" style:parent-style-name="Standard" style:family="paragraph">
      <style:text-properties fo:font-size="14pt" style:font-size-asian="14pt" style:font-size-complex="14pt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T181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практика 7.odtТеоретическая часть</text:p>
      <text:p text:style-name="P2"/>
      <text:p text:style-name="P3">1) Корректность</text:p>
      <text:p text:style-name="P4"/>
      <text:p text:style-name="P5">Определение корректности программы</text:p>
      <text:p text:style-name="P6"/>
      <text:p text:style-name="P7">Корректность программы означает, что она выполняет свои функции в соответствии с заданными спецификациями и<text:s/>требованиями. Это включает в себя правильное выполнение алгоритмов и обработку всех возможных входов.</text:p>
      <text:p text:style-name="P8"/>
      <text:p text:style-name="P9">Различие между корректностью и надежностью</text:p>
      <text:p text:style-name="P10"/>
      <text:p text:style-name="P11">Корректность фокусируется на соответствии программы требованиям, а надежность — на её способности работать без сбоев в течение определенного времени. Программа может быть надежной, но некорректной, если, например, она всегда запускается и не аварийно завершает работу, но при этом возвращает неправильные результаты. <text:s/></text:p>
      <text:p text:style-name="P12"/>
      <text:p text:style-name="P13">Пример надежной, но некорректной программы</text:p>
      <text:p text:style-name="P14"/>
      <text:p text:style-name="P15">Представим, что программа для суммирования чисел возвращает результат "0" для всех входящих данных. Она может работать без сбоев (надежная), но не выполняет корректные вычисления (некорректна).</text:p>
      <text:p text:style-name="P16"/>
      <text:p text:style-name="P17">Пример корректной, но ненадежной программы</text:p>
      <text:p text:style-name="P18"/>
      <text:p text:style-name="P19">Программа, вычисляющая квадратный корень, может возвращать правильный результат для положительных чисел, но аварийно завершаться при попытке вычислить корень из отрицательного числа, таким образом, она корректна, но ненадежна.</text:p>
      <text:p text:style-name="P20"/>
      <text:p text:style-name="P21">2)Спецификация программы</text:p>
      <text:p text:style-name="P22"/>
      <text:p text:style-name="P23">Определение спецификации программы</text:p>
      <text:p text:style-name="P24"/>
      <text:p text:style-name="P25">Спецификация программы — это документ, описывающий функциональные требования и характеристики программы. Она необходима для определения корректности, так как задаёт чёткие ожидания от того, что программа должна выполнять.</text:p>
      <text:p text:style-name="P26"/>
      <text:p text:style-name="P27">Виды<text:s/>спецификаций</text:p>
      <text:p text:style-name="P28"/>
      <text:p text:style-name="P29">1. Функциональные требования — описывают поведение программы и то, какие задачи она должна выполнять.</text:p>
      <text:soft-page-break/>
      <text:p text:style-name="P30">2. Предусловия — условия, которые должны быть истинны перед вызовом функции.</text:p>
      <text:p text:style-name="P31">3. Постусловия — условия, которые гарантированы после выполнения функции, если соблюдены предусловия.</text:p>
      <text:p text:style-name="P32">4. Инварианты — свойства, которые остаются истинными на протяжении выполнения алгоритма.</text:p>
      <text:p text:style-name="P33"/>
      <text:p text:style-name="Standard"><text:span text:style-name="T34">Спецификация</text:span><text:span text:style-name="T35"><text:s/></text:span><text:span text:style-name="T36">для</text:span><text:span text:style-name="T37"><text:s/></text:span><text:span text:style-name="T38">функции</text:span><text:span text:style-name="T39"><text:s/>calculatepositiveaverage(numbers)</text:span></text:p>
      <text:p text:style-name="P40"/>
      <text:p text:style-name="P41">Предусловие</text:p>
      <text:p text:style-name="P42"/>
      <text:p text:style-name="P43">Функция должна принимать список чисел, содержащий хотя<text:s/>бы одно положительное число.</text:p>
      <text:p text:style-name="P44"/>
      <text:p text:style-name="P45">Постусловие</text:p>
      <text:p text:style-name="P46"/>
      <text:p text:style-name="P47">Функция возвращает среднее значение всех положительных чисел в списке. Если в списке нет положительных чисел, функция может либо вернуть NaN, либо выбросить исключение, в зависимости от реализации.</text:p>
      <text:p text:style-name="P48"/>
      <text:p text:style-name="P49">3)Методы проверки корректности</text:p>
      <text:p text:style-name="P50"/>
      <text:p text:style-name="P51"><text:s/>Тестирование</text:p>
      <text:p text:style-name="P52"/>
      <text:p text:style-name="P53">Суть метода</text:p>
      <text:p text:style-name="P54"/>
      <text:p text:style-name="P55">Тестирование включает в себя запуск программы с целыми наборами входных данных для выявления ошибок. <text:s/></text:p>
      <text:p text:style-name="P56"/>
      <text:p text:style-name="P57">Сильные стороны:</text:p>
      <text:p text:style-name="P58">- Позволяет проверить реальное поведение программы.</text:p>
      <text:p text:style-name="P59">- Легко применять и<text:s/>интерпретировать.</text:p>
      <text:p text:style-name="P60"/>
      <text:p text:style-name="P61">Слабые стороны:</text:p>
      <text:p text:style-name="P62">- Не гарантирует выявление всех ошибок.</text:p>
      <text:p text:style-name="P63">- Зависит от качества тестов.</text:p>
      <text:p text:style-name="P64"/>
      <text:p text:style-name="P65">Тестовый сценарий/тест-кейс — это описание конкретного набора входных данных и ожидаемого результата, по которому проводится тестирование.</text:p>
      <text:p text:style-name="P66"/>
      <text:p text:style-name="P67"><text:s/>Статический анализ</text:p>
      <text:p text:style-name="P68"/>
      <text:p text:style-name="P69">Суть метода</text:p>
      <text:p text:style-name="P70"/>
      <text:soft-page-break/>
      <text:p text:style-name="P71">Статический анализ подразумевает изучение кода без его выполнения для выявления потенциальных ошибок и уязвимостей. <text:s/></text:p>
      <text:p text:style-name="P72"/>
      <text:p text:style-name="P73">Ошибки, которые могут быть выявлены:</text:p>
      <text:p text:style-name="P74">- Неправильное использование переменных.</text:p>
      <text:p text:style-name="P75">- Потенциальные проблемы с памятью.</text:p>
      <text:p text:style-name="P76"/>
      <text:p text:style-name="P77">Пример инструмента: SonarQube, который находит ненужный код, потенциальные баги и уязвимости.</text:p>
      <text:p text:style-name="P78"/>
      <text:p text:style-name="P79">Формальные методы</text:p>
      <text:p text:style-name="P80"/>
      <text:p text:style-name="P81">Идея:</text:p>
      <text:p text:style-name="P82"/>
      <text:p text:style-name="P83">Формальные методы основаны на математическом доказательстве корректности программы, используя строго определённые спецификации.</text:p>
      <text:p text:style-name="P84"/>
      <text:p text:style-name="P85">Инвариант цикла</text:p>
      <text:p text:style-name="P86"/>
      <text:p text:style-name="P87">Это условие, которое истинно до и после каждой итерации цикла, что помогает гарантировать правильность работы алгоритма.</text:p>
      <text:p text:style-name="P88"/>
      <text:p text:style-name="P89">Сравнение методов</text:p>
      <text:p text:style-name="P90"/>
      <text:p text:style-name="P91">Для проверки корректности небольшой функции наиболее подходит тестирование, так как оно проще и<text:s/>быстрее. Для большой системы лучше использовать комбинацию статического анализа и формальных методов для обеспечения более высокой надежности.</text:p>
      <text:p text:style-name="P92"><text:s/></text:p>
      <text:p text:style-name="P93"/>
      <text:p text:style-name="P94">Практическая работа</text:p>
      <text:p text:style-name="P95"/>
      <text:p text:style-name="P96">1)Спецификация функции calculatepositiveaverage</text:p>
      <text:p text:style-name="P97"/>
      <text:p text:style-name="P98">Предусловия</text:p>
      <text:p text:style-name="P99"/>
      <text:p text:style-name="P100">Перед вызовом функции calculatepositiveaverage должно быть истинно следующее:</text:p>
      <text:p text:style-name="P101">- Параметр numbers должен быть списком или другой итерируемой структурой.</text:p>
      <text:p text:style-name="P102">- Элементы в numbers должны быть числами (целыми или вещественными).</text:p>
      <text:p text:style-name="P103"/>
      <text:p text:style-name="P104">Постусловие</text:p>
      <text:p text:style-name="P105"/>
      <text:p text:style-name="P106">Функция гарантирует вернуть:</text:p>
      <text:soft-page-break/>
      <text:p text:style-name="P107">- Среднее арифметическое положительных элементов в списке, если такие элементы присутствуют.</text:p>
      <text:p text:style-name="P108">- 0, если положительных элементов в списке нет.</text:p>
      <text:p text:style-name="P109"/>
      <text:p text:style-name="P110">Инвариант цикла</text:p>
      <text:p text:style-name="P111"/>
      <text:p text:style-name="P112">В коде можно выделить инвариант цикла. На каждой итерации цикла:</text:p>
      <text:p text:style-name="P113">- Переменная total равна сумме всех положительных элементов, которые были встречены до текущей итерации (включительно).</text:p>
      <text:p text:style-name="P114">- Переменная count равна количеству положительных элементов, которые были встречены до текущей итерации (включительно).</text:p>
      <text:p text:style-name="P115"/>
      <text:p text:style-name="P116">Таким образом, инвариант можно сформулировать как:</text:p>
      <text:p text:style-name="P117">- total — сумма<text:s/>положительных чисел, найденных на текущий момент.</text:p>
      <text:p text:style-name="P118">- count — количество положительных чисел, найденных на текущий момент.</text:p>
      <text:p text:style-name="P119"/>
      <text:p text:style-name="P120">2)Тестовые случаи для функции calculatepositiveaverage</text:p>
      <text:p text:style-name="P121"/>
      <text:p text:style-name="P122">Тест 1: Обычный случай</text:p>
      <text:p text:style-name="P123"/>
      <text:p text:style-name="P124">Входные данные: numbers = [1, -2, 3, 4] <text:s/></text:p>
      <text:p text:style-name="P125">Ожидаемый результат: 2.666... (или 8/3) <text:s/></text:p>
      <text:p text:style-name="P126">Фактический результат: 2.666... <text:s/></text:p>
      <text:p text:style-name="P127">Объяснение: Сумма положительных чисел 1, 3 и 4 равна 8, количество положительных чисел 3. Среднее = 8 / 3.</text:p>
      <text:p text:style-name="P128"/>
      <text:p text:style-name="P129">---</text:p>
      <text:p text:style-name="P130"/>
      <text:p text:style-name="P131">Тест 2: Граничный случай</text:p>
      <text:p text:style-name="P132"/>
      <text:p text:style-name="P133">Входные данные: numbers = [-1, -2, -3] <text:s/></text:p>
      <text:p text:style-name="P134">Ожидаемый результат: 0 <text:s/></text:p>
      <text:p text:style-name="P135">Фактический результат: 0 <text:s/></text:p>
      <text:p text:style-name="P136">Объяснение: Нет положительных чисел, поэтому функция должна вернуть 0.</text:p>
      <text:p text:style-name="P137"/>
      <text:p text:style-name="P138">---</text:p>
      <text:p text:style-name="P139"/>
      <text:p text:style-name="P140"><text:s/>Тест 3: Некорректные входные данные</text:p>
      <text:p text:style-name="P141"/>
      <text:p text:style-name="P142">Входные данные: numbers = [1, 'a', 3] <text:s/></text:p>
      <text:p text:style-name="P143">Ожидаемый результат: Ошибка (например, TypeError) <text:s/></text:p>
      <text:p text:style-name="P144">Фактический результат: Ошибка (TypeError) <text:s/></text:p>
      <text:p text:style-name="P145">Объяснение: Есть строка 'a', что нарушает предусловие о том, что все элементы должны быть числами. Функция не сможет выполнить вычисления.</text:p>
      <text:p text:style-name="P146"/>
      <text:soft-page-break/>
      <text:p text:style-name="P147">3) Анализ корректности и ошибок функции calculatepositiveaverage</text:p>
      <text:p text:style-name="P148"/>
      <text:p text:style-name="P149">Деление на<text:s/>ноль</text:p>
      <text:p text:style-name="P150"/>
      <text:p text:style-name="P151">В строке A (average = total / count) гарантированно не произойдет деления на ноль благодаря условию if count &gt; 0. Это условие проверяет, нашлись ли положительные числа в списке. Если count равен 0, выполнение переходит к ветке else, где average устанавливается в 0.</text:p>
      <text:p text:style-name="P152"/>
      <text:p text:style-name="P153">Обработка пустого списка</text:p>
      <text:p text:style-name="P154"/>
      <text:p text:style-name="P155">Функция корректно обрабатывает случай, когда на вход подается пустой список (numbers = ). В этом случае count будет равен 0, и функция вернет 0. Это соответствует спецификации, где указано, что возвращается 0, если положительных элементов нет.</text:p>
      <text:p text:style-name="P156"/>
      <text:p text:style-name="P157">Потенциальный сбой</text:p>
      <text:p text:style-name="P158"/>
      <text:p text:style-name="P159">Если на вход подается что-то, кроме списка (например, строка или число), то возникает ошибка (например, TypeError). Функция не сможет перебирать элементы.</text:p>
      <text:p text:style-name="P160"/>
      <text:p text:style-name="P161">Улучшение надежности</text:p>
      <text:p text:style-name="P162"/>
      <text:p text:style-name="P163">1. Проверка типа входных<text:s/>данных: В начале функции можно добавить проверку, чтобы убедиться, что numbers является списком. Если нет, можно выбросить исключение с понятным сообщением.</text:p>
      <text:p text:style-name="P164"/>
      <text:p text:style-name="P165">2. Обработка нечисловых значений: Можно добавить проверку каждого элемента на тип, чтобы избежать<text:s/>ошибки, если элемент не является числом. Например, игнорировать нечисловые элементы или преобразовать их.</text:p>
      <text:p text:style-name="P166"/>
      <text:p text:style-name="P167"/>
      <text:p text:style-name="P168"/>
      <text:p text:style-name="P169"/>
      <text:p text:style-name="P170"/>
      <text:p text:style-name="P171">3)Выводы по функции calculatepositiveaverage</text:p>
      <text:p text:style-name="P172"/>
      <text:p text:style-name="P173">Корректность функции</text:p>
      <text:p text:style-name="P174"/>
      <text:p text:style-name="P175">Функция можно считать корректной относительно ее спецификации. Она правильно<text:s/>вычисляет среднее арифметическое положительных элементов и возвращает 0, если положительных элементов нет. Проведенные тесты, включая случаи с пустым списком, списком с одним положительным элементом и списком без положительных, подтверждают ее соответствие<text:s/>спецификации.</text:p>
      <text:p text:style-name="P176"/>
      <text:p text:style-name="P177">Метод проверки</text:p>
      <text:p text:style-name="P178"/>
      <text:p text:style-name="Standard"><text:span text:style-name="T179">Наиболее эффективным методом проверки в случае отсутствия проверки count &gt; 0 в строке A было бы тестирование. Это связано с тем, что такие ошибки, как деление на ноль, являются динамическими и могут быть выявлены только во в</text:span><text:span text:style-name="T180">ремя выполнения функции. Тестирование позволяет видеть поведение функции с разными входными данными, включая крайние случаи, и предотвращать такие ошибки. Статический анализ может помочь обнаружить потенциальные проблемы, но не всегда может уловить условия</text:span><text:span text:style-name="T181"><text:s/>выполнения, как обработку переменных в реальном времен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empora LGC Uni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иван Курлеев</meta:initial-creator>
    <dc:creator>иван Курлеев</dc:creator>
    <meta:creation-date>2025-06-04T14:02:00Z</meta:creation-date>
    <dc:date>2025-06-06T20:19:00Z</dc:date>
    <meta:template xlink:href="Normal" xlink:type="simple"/>
    <meta:editing-cycles>1</meta:editing-cycles>
    <meta:editing-duration>PT2640S</meta:editing-duration>
    <meta:document-statistic meta:page-count="6" meta:paragraph-count="15" meta:word-count="1140" meta:character-count="7625" meta:row-count="54" meta:non-whitespace-character-count="6500"/>
  </office:meta>
</office:document-meta>
</file>